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2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0.443cm"/>
    </style:style>
    <style:style style:name="co6" style:family="table-column">
      <style:table-column-properties fo:break-before="auto" style:column-width="2.974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2.24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4" table:default-cell-style-name="Default"/>
        <table:table-column table:style-name="co5" table:default-cell-style-name="Default"/>
        <table:table-column table:style-name="co5" table:default-cell-style-name="ce3"/>
        <table:table-row table:style-name="ro2">
          <table:table-cell table:style-name="ce1" office:value-type="string" table:number-columns-spanned="2" table:number-rows-spanned="1">
            <text:p>Universalfernbedienung, Code 1343</text:p>
          </table:table-cell>
          <table:covered-table-cell table:style-name="Default"/>
          <table:table-cell/>
          <table:table-cell table:style-name="ce1" office:value-type="string" table:number-columns-spanned="3" table:number-rows-spanned="1">
            <text:p>Apple Remote</text:p>
          </table:table-cell>
          <table:covered-table-cell table:number-columns-repeated="2" table:style-name="Default"/>
          <table:table-cell/>
          <table:table-cell table:style-name="ce1" office:value-type="string" table:number-columns-spanned="2" table:number-rows-spanned="1">
            <text:p>Verstärker</text:p>
          </table:table-cell>
          <table:covered-table-cell table:style-name="Default"/>
        </table:table-row>
        <table:table-row table:style-name="ro1">
          <table:table-cell office:value-type="string">
            <text:p>Taste</text:p>
          </table:table-cell>
          <table:table-cell table:style-name="Default" office:value-type="string">
            <text:p>Hash</text:p>
          </table:table-cell>
          <table:table-cell/>
          <table:table-cell office:value-type="string">
            <text:p>Taste</text:p>
          </table:table-cell>
          <table:table-cell table:style-name="Default" office:value-type="string">
            <text:p>Hash</text:p>
          </table:table-cell>
          <table:table-cell table:style-name="Default" office:value-type="string">
            <text:p>NEC</text:p>
          </table:table-cell>
          <table:table-cell/>
          <table:table-cell office:value-type="string">
            <text:p>Taste</text:p>
          </table:table-cell>
          <table:table-cell table:style-name="Default" office:value-type="string">
            <text:p>Hash</text:p>
          </table:table-cell>
        </table:table-row>
        <table:table-row table:style-name="ro1">
          <table:table-cell office:value-type="string">
            <text:p>power</text:p>
          </table:table-cell>
          <table:table-cell office:value-type="string">
            <text:p>A2AE493F</text:p>
          </table:table-cell>
          <table:table-cell table:number-columns-repeated="5"/>
          <table:table-cell office:value-type="string">
            <text:p>power</text:p>
          </table:table-cell>
          <table:table-cell office:value-type="string">
            <text:p>8D6CC8F7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3699C9A3</text:p>
          </table:table-cell>
          <table:table-cell table:number-columns-repeated="5"/>
          <table:table-cell office:value-type="string">
            <text:p>input1/CD</text:p>
          </table:table-cell>
          <table:table-cell office:value-type="string">
            <text:p>AF4FBB3B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418E2267</text:p>
          </table:table-cell>
          <table:table-cell table:number-columns-repeated="5"/>
          <table:table-cell office:value-type="string">
            <text:p>input2/VCR1</text:p>
          </table:table-cell>
          <table:table-cell office:value-type="string">
            <text:p>7D68E0B7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EFBEA043</text:p>
          </table:table-cell>
          <table:table-cell table:number-columns-repeated="5"/>
          <table:table-cell office:value-type="string">
            <text:p>input3/TAPE</text:p>
          </table:table-cell>
          <table:table-cell office:value-type="string">
            <text:p>47D8C713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E812481F</text:p>
          </table:table-cell>
          <table:table-cell table:number-columns-repeated="7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F306A0E3</text:p>
          </table:table-cell>
          <table:table-cell table:number-columns-repeated="7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62EAA89F</text:p>
          </table:table-cell>
          <table:table-cell table:number-columns-repeated="7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7B532583</text:p>
          </table:table-cell>
          <table:table-cell table:number-columns-repeated="7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958E13FF</text:p>
          </table:table-cell>
          <table:table-cell table:number-columns-repeated="7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4441D1DB</text:p>
          </table:table-cell>
          <table:table-cell table:number-columns-repeated="7"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string">
            <text:p>2CCBA3FF</text:p>
          </table:table-cell>
          <table:table-cell table:number-columns-repeated="7"/>
        </table:table-row>
        <table:table-row table:style-name="ro1">
          <table:table-cell office:value-type="string">
            <text:p>vol+</text:p>
          </table:table-cell>
          <table:table-cell office:value-type="string">
            <text:p>28B2573F</text:p>
          </table:table-cell>
          <table:table-cell/>
          <table:table-cell office:value-type="string">
            <text:p>oben/vol+</text:p>
          </table:table-cell>
          <table:table-cell office:value-type="string">
            <text:p>317CA6EE</text:p>
          </table:table-cell>
          <table:table-cell office:value-type="string">
            <text:p>77E150D0</text:p>
          </table:table-cell>
          <table:table-cell/>
          <table:table-cell office:value-type="string">
            <text:p>vol+</text:p>
          </table:table-cell>
          <table:table-cell office:value-type="string">
            <text:p>A92A7F17</text:p>
          </table:table-cell>
        </table:table-row>
        <table:table-row table:style-name="ro1">
          <table:table-cell office:value-type="string">
            <text:p>vol-</text:p>
          </table:table-cell>
          <table:table-cell office:value-type="string">
            <text:p>3F18D91F</text:p>
          </table:table-cell>
          <table:table-cell/>
          <table:table-cell office:value-type="string">
            <text:p>unten/vol-</text:p>
          </table:table-cell>
          <table:table-cell office:value-type="string">
            <text:p>1051ABD0</text:p>
          </table:table-cell>
          <table:table-cell office:value-type="string">
            <text:p>77E130D0</text:p>
          </table:table-cell>
          <table:table-cell/>
          <table:table-cell office:value-type="string">
            <text:p>vol-</text:p>
          </table:table-cell>
          <table:table-cell office:value-type="string">
            <text:p>F3001037</text:p>
          </table:table-cell>
        </table:table-row>
        <table:table-row table:style-name="ro1">
          <table:table-cell office:value-type="string">
            <text:p>mute</text:p>
          </table:table-cell>
          <table:table-cell office:value-type="string">
            <text:p>3424805B</text:p>
          </table:table-cell>
          <table:table-cell table:number-columns-repeated="5"/>
          <table:table-cell office:value-type="string">
            <text:p>mute</text:p>
          </table:table-cell>
          <table:table-cell office:value-type="string">
            <text:p>D06119B7</text:p>
          </table:table-cell>
        </table:table-row>
        <table:table-row table:style-name="ro1">
          <table:table-cell office:value-type="string">
            <text:p>ch+</text:p>
          </table:table-cell>
          <table:table-cell office:value-type="string">
            <text:p>6C8A219F</text:p>
          </table:table-cell>
          <table:table-cell table:number-columns-repeated="7"/>
        </table:table-row>
        <table:table-row table:style-name="ro1">
          <table:table-cell office:value-type="string">
            <text:p>ch-</text:p>
          </table:table-cell>
          <table:table-cell office:value-type="string">
            <text:p>ECC622BB</text:p>
          </table:table-cell>
          <table:table-cell table:number-columns-repeated="7"/>
        </table:table-row>
        <table:table-row table:style-name="ro1">
          <table:table-cell office:value-type="string">
            <text:p>menu</text:p>
          </table:table-cell>
          <table:table-cell office:value-type="string">
            <text:p>C498D257</text:p>
          </table:table-cell>
          <table:table-cell/>
          <table:table-cell office:value-type="string">
            <text:p>menu</text:p>
          </table:table-cell>
          <table:table-cell office:value-type="string">
            <text:p>CCE88BEE</text:p>
          </table:table-cell>
          <table:table-cell office:value-type="string">
            <text:p>77E1C0D0</text:p>
          </table:table-cell>
          <table:table-cell table:number-columns-repeated="3"/>
        </table:table-row>
        <table:table-row table:style-name="ro1">
          <table:table-cell office:value-type="string">
            <text:p>guide</text:p>
          </table:table-cell>
          <table:table-cell office:value-type="string">
            <text:p>156C403</text:p>
          </table:table-cell>
          <table:table-cell table:number-columns-repeated="7"/>
        </table:table-row>
        <table:table-row table:style-name="ro1">
          <table:table-cell office:value-type="string">
            <text:p>-/--</text:p>
          </table:table-cell>
          <table:table-cell office:value-type="string">
            <text:p>4706927B</text:p>
          </table:table-cell>
          <table:table-cell table:number-columns-repeated="7"/>
        </table:table-row>
        <table:table-row table:style-name="ro1">
          <table:table-cell office:value-type="string">
            <text:p>AV</text:p>
          </table:table-cell>
          <table:table-cell office:value-type="string">
            <text:p>D77AF2BB</text:p>
          </table:table-cell>
          <table:table-cell table:number-columns-repeated="7"/>
        </table:table-row>
        <table:table-row table:style-name="ro1">
          <table:table-cell office:value-type="string">
            <text:p>oben</text:p>
          </table:table-cell>
          <table:table-cell office:value-type="string">
            <text:p>AC4DC23F</text:p>
          </table:table-cell>
          <table:table-cell table:number-columns-repeated="7"/>
        </table:table-row>
        <table:table-row table:style-name="ro1">
          <table:table-cell office:value-type="string">
            <text:p>links</text:p>
          </table:table-cell>
          <table:table-cell office:value-type="string">
            <text:p>49EC4A3</text:p>
          </table:table-cell>
          <table:table-cell/>
          <table:table-cell office:value-type="string">
            <text:p>links/rew</text:p>
          </table:table-cell>
          <table:table-cell office:value-type="string">
            <text:p>748D5B4C</text:p>
          </table:table-cell>
          <table:table-cell office:value-type="string">
            <text:p>77E190D0</text:p>
          </table:table-cell>
          <table:table-cell table:number-columns-repeated="3"/>
        </table:table-row>
        <table:table-row table:style-name="ro1">
          <table:table-cell office:value-type="string">
            <text:p>rechts</text:p>
          </table:table-cell>
          <table:table-cell office:value-type="string">
            <text:p>33E2323F</text:p>
          </table:table-cell>
          <table:table-cell/>
          <table:table-cell office:value-type="string">
            <text:p>rechts/fwd</text:p>
          </table:table-cell>
          <table:table-cell office:value-type="string">
            <text:p>F1BEE9AC</text:p>
          </table:table-cell>
          <table:table-cell office:value-type="string">
            <text:p>77E160D0</text:p>
          </table:table-cell>
          <table:table-cell table:number-columns-repeated="3"/>
        </table:table-row>
        <table:table-row table:style-name="ro1">
          <table:table-cell office:value-type="string">
            <text:p>unten</text:p>
          </table:table-cell>
          <table:table-cell office:value-type="string">
            <text:p>CF8D2B1B</text:p>
          </table:table-cell>
          <table:table-cell table:number-columns-repeated="7"/>
        </table:table-row>
        <table:table-row table:style-name="ro1">
          <table:table-cell office:value-type="string">
            <text:p>enter</text:p>
          </table:table-cell>
          <table:table-cell office:value-type="string">
            <text:p>825FAF43</text:p>
          </table:table-cell>
          <table:table-cell/>
          <table:table-cell office:value-type="string">
            <text:p>enter/play/pause</text:p>
          </table:table-cell>
          <table:table-cell office:value-type="string">
            <text:p>D3042130</text:p>
          </table:table-cell>
          <table:table-cell office:value-type="string">
            <text:p>77E1A0D0</text:p>
          </table:table-cell>
          <table:table-cell table:number-columns-repeated="3"/>
        </table:table-row>
        <table:table-row table:style-name="ro1">
          <table:table-cell office:value-type="string">
            <text:p>rot</text:p>
          </table:table-cell>
          <table:table-cell office:value-type="string">
            <text:p>8E64F01B</text:p>
          </table:table-cell>
          <table:table-cell table:number-columns-repeated="7"/>
        </table:table-row>
        <table:table-row table:style-name="ro1">
          <table:table-cell office:value-type="string">
            <text:p>grün</text:p>
          </table:table-cell>
          <table:table-cell office:value-type="string">
            <text:p>8A1EBDDB</text:p>
          </table:table-cell>
          <table:table-cell table:number-columns-repeated="7"/>
        </table:table-row>
        <table:table-row table:style-name="ro1">
          <table:table-cell office:value-type="string">
            <text:p>gelb</text:p>
          </table:table-cell>
          <table:table-cell office:value-type="string">
            <text:p>4B0921C3</text:p>
          </table:table-cell>
          <table:table-cell table:number-columns-repeated="7"/>
        </table:table-row>
        <table:table-row table:style-name="ro1">
          <table:table-cell office:value-type="string">
            <text:p>blau</text:p>
          </table:table-cell>
          <table:table-cell office:value-type="string">
            <text:p>DCEC719F</text:p>
          </table:table-cell>
          <table:table-cell table:number-columns-repeated="7"/>
        </table:table-row>
        <table:table-row table:style-name="ro1">
          <table:table-cell office:value-type="string">
            <text:p>rew</text:p>
          </table:table-cell>
          <table:table-cell office:value-type="string">
            <text:p>511B29DF</text:p>
          </table:table-cell>
          <table:table-cell table:number-columns-repeated="7"/>
        </table:table-row>
        <table:table-row table:style-name="ro1">
          <table:table-cell office:value-type="string">
            <text:p>play</text:p>
          </table:table-cell>
          <table:table-cell office:value-type="string">
            <text:p>83910A1B</text:p>
          </table:table-cell>
          <table:table-cell table:number-columns-repeated="7"/>
        </table:table-row>
        <table:table-row table:style-name="ro1">
          <table:table-cell office:value-type="string">
            <text:p>fwd</text:p>
          </table:table-cell>
          <table:table-cell office:value-type="string">
            <text:p>8F8E083F</text:p>
          </table:table-cell>
          <table:table-cell table:number-columns-repeated="7"/>
        </table:table-row>
        <table:table-row table:style-name="ro1">
          <table:table-cell office:value-type="string">
            <text:p>pause</text:p>
          </table:table-cell>
          <table:table-cell office:value-type="string">
            <text:p>9513169F</text:p>
          </table:table-cell>
          <table:table-cell table:number-columns-repeated="7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11.10.2013</text:date>, <text:time>03:32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6T19:02:04.08</meta:creation-date>
    <dc:date>2013-10-11T03:32:44.31</dc:date>
    <meta:editing-duration>PT9H55M37S</meta:editing-duration>
    <meta:editing-cycles>5</meta:editing-cycles>
    <meta:generator>OpenOffice.org/3.4.1$Win32 OpenOffice.org_project/341m1$Build-9593</meta:generator>
    <meta:document-statistic meta:table-count="3" meta:cell-count="108" meta:object-count="0"/>
  </office:meta>
</office:document-meta>
</file>